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413e" officeooo:paragraph-rsid="0007413e"/>
    </style:style>
    <style:style style:name="P2" style:family="paragraph" style:parent-style-name="Standard">
      <style:text-properties officeooo:rsid="00074c69" officeooo:paragraph-rsid="00074c69"/>
    </style:style>
    <style:style style:name="P3" style:family="paragraph" style:parent-style-name="Standard">
      <style:text-properties officeooo:rsid="0008030a" officeooo:paragraph-rsid="0008030a"/>
    </style:style>
    <style:style style:name="T1" style:family="text">
      <style:text-properties officeooo:rsid="000803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 Tub Control – 2015.03.29</text:p>
      <text:p text:style-name="P1"/>
      <text:p text:style-name="P1">Define:</text:p>
      <text:p text:style-name="P1"/>
      <text:p text:style-name="P1">Hot Tub – 10.11.2.</text:p>
      <text:p text:style-name="P1">Pool – 10.11.2.</text:p>
      <text:p text:style-name="P1">Bunker – 10.11.2.</text:p>
      <text:p text:style-name="P1">Database – 10.11.2.</text:p>
      <text:p text:style-name="P1"/>
      <text:p text:style-name="P1">At each site:</text:p>
      <text:p text:style-name="P1"/>
      <text:p text:style-name="P1">Raspberry Pi Program – Python</text:p>
      <text:p text:style-name="P1"><text:tab/>Measure all sensors</text:p>
      <text:p text:style-name="P1"><text:tab/>Update local variables</text:p>
      <text:p text:style-name="P1"><text:tab/>Output local contols</text:p>
      <text:p text:style-name="P1"/>
      <text:p text:style-name="P1"><text:tab/>Every 10 seconds:</text:p>
      <text:p text:style-name="P1"><text:tab/><text:tab/>Write to Database</text:p>
      <text:p text:style-name="P1"><text:tab/><text:tab/>Update local variables from Database</text:p>
      <text:p text:style-name="P1"/>
      <text:p text:style-name="P1">Hot Tub Local Sensors</text:p>
      <text:p text:style-name="P1"><text:tab/>Tub Temperature</text:p>
      <text:p text:style-name="P1"><text:tab/>Circulator Temperature</text:p>
      <text:p text:style-name="P1"><text:tab/>Air Temperature</text:p>
      <text:p text:style-name="P1"><text:tab/>Controller heat demand</text:p>
      <text:p text:style-name="P1"><text:tab/>High-speed pump demand</text:p>
      <text:p text:style-name="P1"><text:tab/>Low-speed pump demand</text:p>
      <text:p text:style-name="P1"/>
      <text:p text:style-name="P2">Hot Tub local controls:</text:p>
      <text:p text:style-name="P2"><text:tab/>High Speed Pump</text:p>
      <text:p text:style-name="P2"><text:tab/>Low Speed Pump</text:p>
      <text:p text:style-name="P2"><text:tab/>Pump Common</text:p>
      <text:p text:style-name="P2"/>
      <text:p text:style-name="P2">Hot Tub Local Variables = database values</text:p>
      <text:p text:style-name="P2"><text:tab/>Tub Temperature</text:p>
      <text:p text:style-name="P2"><text:tab/>Circulator Temperature</text:p>
      <text:p text:style-name="P2"><text:tab/>Air Temperature</text:p>
      <text:p text:style-name="P2"><text:tab/>Controller heat demand</text:p>
      <text:p text:style-name="P2"><text:tab/>High-Speed Demand</text:p>
      <text:p text:style-name="P2"><text:tab/>Low-speed demand</text:p>
      <text:p text:style-name="P2"><text:tab/>Tub InUse</text:p>
      <text:p text:style-name="P2"><text:tab/>Time of last request</text:p>
      <text:p text:style-name="P2"><text:tab/>Tub Heat Demand</text:p>
      <text:p text:style-name="P2"/>
      <text:p text:style-name="P3">Hot Tub database variables</text:p>
      <text:p text:style-name="P3"><text:tab/>Tub Temperature</text:p>
      <text:p text:style-name="P3"><text:tab/>Circulator Temperature</text:p>
      <text:p text:style-name="P3"><text:tab/>Air Temperature</text:p>
      <text:p text:style-name="P3"><text:tab/>Tub in use</text:p>
      <text:p text:style-name="P3"><text:soft-page-break/><text:tab/>Tub heat demand</text:p>
      <text:p text:style-name="P2"/>
      <text:p text:style-name="P2">Pool Sensors:</text:p>
      <text:p text:style-name="P2"><text:tab/>Pool Temperature</text:p>
      <text:p text:style-name="P2"><text:tab/>Garage demand</text:p>
      <text:p text:style-name="P2"><text:tab/>Storage demand</text:p>
      <text:p text:style-name="P2"><text:tab/>Connector demand</text:p>
      <text:p text:style-name="P2"><text:tab/>Modine demand</text:p>
      <text:p text:style-name="P2"><text:tab/>Pool floor demand</text:p>
      <text:p text:style-name="P2"><text:tab/>Pool demand</text:p>
      <text:p text:style-name="P2"/>
      <text:p text:style-name="P2">Pool Controls:</text:p>
      <text:p text:style-name="P2"><text:tab/>Pool filter circulator</text:p>
      <text:p text:style-name="P2"><text:tab/>Pool heat circulator / zone valve</text:p>
      <text:p text:style-name="P2"><text:tab/>Pool floor circulator</text:p>
      <text:p text:style-name="P2"><text:tab/>Hot tub circulator / zone valve</text:p>
      <text:p text:style-name="P2"><text:tab/>Garage circulator</text:p>
      <text:p text:style-name="P2"><text:tab/>Storage circulator</text:p>
      <text:p text:style-name="P2"><text:tab/>Modine circulator</text:p>
      <text:p text:style-name="P2"><text:tab/><text:span text:style-name="T1">Connector</text:span> circulator</text:p>
      <text:p text:style-name="P2"/>
      <text:p text:style-name="P3">Pool Variables:</text:p>
      <text:p text:style-name="P3"><text:tab/>Pool temperature</text:p>
      <text:p text:style-name="P3"><text:tab/>Garage demand</text:p>
      <text:p text:style-name="P3"><text:tab/>Storage demand</text:p>
      <text:p text:style-name="P3"><text:tab/>Connector demand</text:p>
      <text:p text:style-name="P3"><text:tab/>Modine demand</text:p>
      <text:p text:style-name="P3"><text:tab/>Pool Floor demand</text:p>
      <text:p text:style-name="P3"><text:tab/>Pool high-temp demand</text:p>
      <text:p text:style-name="P3"><text:tab/>Pool low-temp demand</text:p>
      <text:p text:style-name="P3"/>
      <text:p text:style-name="P3">Pool Database variables</text:p>
      <text:p text:style-name="P3"><text:tab/>Pool temperature</text:p>
      <text:p text:style-name="P3"><text:tab/>Pool high-temp demand</text:p>
      <text:p text:style-name="P3"><text:tab/>Pool low-temp demand</text:p>
      <text:p text:style-name="P3"><text:tab/>Hot tub circulator demand</text:p>
      <text:p text:style-name="P2"/>
      <text:p text:style-name="P3">Bunker Sensors:</text:p>
      <text:p text:style-name="P3"><text:tab/>Boiler temperature</text:p>
      <text:p text:style-name="P3"><text:tab/>DHW temperature</text:p>
      <text:p text:style-name="P3"><text:tab/>Living Room Floor demand</text:p>
      <text:p text:style-name="P3"><text:tab/>Basement demand</text:p>
      <text:p text:style-name="P3"><text:tab/>Stair demand</text:p>
      <text:p text:style-name="P3"><text:tab/>DHW demand in</text:p>
      <text:p text:style-name="P3"><text:tab/>Office demand</text:p>
      <text:p text:style-name="P3"/>
      <text:p text:style-name="P3">Bunker Controls:</text:p>
      <text:p text:style-name="P3"><text:tab/>Pool Circulator</text:p>
      <text:p text:style-name="P3"><text:tab/>DHW demand out</text:p>
      <text:p text:style-name="P3"><text:soft-page-break/><text:tab/>Pool heat demand</text:p>
      <text:p text:style-name="P3"/>
      <text:p text:style-name="P3">Bunker variables:</text:p>
      <text:p text:style-name="P3"><text:tab/>Boiler temperature</text:p>
      <text:p text:style-name="P3"><text:tab/>DHW temperature</text:p>
      <text:p text:style-name="P3"><text:tab/>DHW demand in</text:p>
      <text:p text:style-name="P3"><text:tab/>Pool high-temp demand</text:p>
      <text:p text:style-name="P3"><text:tab/>Pool low-temp demand</text:p>
      <text:p text:style-name="P3"><text:tab/>Hot tub heat demand</text:p>
      <text:p text:style-name="P3"><text:tab/>Hot tub in use</text:p>
      <text:p text:style-name="P3"><text:tab/>High Temp Start Time</text:p>
      <text:p text:style-name="P3"><text:tab/>High Temp End Time</text:p>
      <text:p text:style-name="P3"><text:tab/>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f </meta:initial-creator>
    <meta:creation-date>2015-03-29T18:27:05.008522719</meta:creation-date>
    <dc:date>2015-03-29T19:17:28.819432290</dc:date>
    <dc:creator>gbf </dc:creator>
    <meta:editing-duration>PT2M33S</meta:editing-duration>
    <meta:editing-cycles>1</meta:editing-cycles>
    <meta:document-statistic meta:table-count="0" meta:image-count="0" meta:object-count="0" meta:page-count="3" meta:paragraph-count="97" meta:word-count="258" meta:character-count="1770" meta:non-whitespace-character-count="1520"/>
    <meta:generator>LibreOffice/4.2.8.2$Linux_X86_64 LibreOffice_project/420$Build-2</meta:generator>
  </office:meta>
</office:document-meta>
</file>